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5c1a2" officeooo:paragraph-rsid="0005c1a2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style:line-height-at-least="0.582cm" fo:widows="1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3" style:family="text">
      <style:text-properties style:font-name="georgia" fo:font-size="11.25pt" fo:font-style="normal" fo:font-weight="normal"/>
    </style:style>
    <style:style style:name="T4" style:family="text">
      <style:text-properties style:font-name-asian="georgia" style:font-size-asian="11.2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有向图中在若两点之间可以互相到达，则称这两点强连通，如果一个点集内的所有点都可以互相到达，那么这个点集就是图的一个强连通分量，而我们需要找出有向图中的所有极大强连通分量，于是就用</text:span><text:span text:style-name="T3">Tarjan</text:span><text:span text:style-name="T4">算法进行强连通，并将一个连通块缩成一个点，这样就可以形成了一张有向无环图，对解题会很有帮助。</text:span></text:p>
      <text:p text:style-name="P2"><text:span text:style-name="T4">找强连通分量的方法就是 </text:span><text:span text:style-name="T3">dfs </text:span><text:span text:style-name="T4">寻找某个点以及它的后继节点能够到达的最远祖先节点，如果这个最远祖先节点就是进入 </text:span><text:span text:style-name="T3">dfs </text:span><text:span text:style-name="T4">的点，说明所有搜到的后继节点都是在这个强连通分量中，就依次将他们标记为同一个强连通分量。</text:span></text:p>
      <text:p text:style-name="P3"><text:span text:style-name="T3">head</text:span><text:span text:style-name="T4">、</text:span><text:span text:style-name="T3">point</text:span><text:span text:style-name="T4">、</text:span><text:span text:style-name="T3">nxt</text:span><text:span text:style-name="T4">、</text:span><text:span text:style-name="T3">size</text:span><text:span text:style-name="T4">都是实现链式前向星的，开了两个，下标 </text:span><text:span text:style-name="T3">0 </text:span><text:span text:style-name="T4">是原图，下标 </text:span><text:span text:style-name="T3">1 </text:span><text:span text:style-name="T4">是缩点后的图。</text:span><text:span text:style-name="T3">n </text:span><text:span text:style-name="T4">为总点数，</text:span><text:span text:style-name="T3">t </text:span><text:span text:style-name="T4">是 </text:span><text:span text:style-name="T3">dfs </text:span><text:span text:style-name="T4">的时间轴，用来记录</text:span><text:span text:style-name="T3">dfs</text:span><text:span text:style-name="T4">树中的先后访问顺序以及判断关于后继点到的最远祖先节点的标号。</text:span><text:span text:style-name="T3">stx</text:span><text:span text:style-name="T4">就是每个节点的在 </text:span><text:span text:style-name="T3">dfs </text:span><text:span text:style-name="T4">时间轴上的标号，</text:span><text:span text:style-name="T3">low </text:span><text:span text:style-name="T4">是每个节点能够通过其后继节点到达的最远的祖先节点，</text:span><text:span text:style-name="T3">scc </text:span><text:span text:style-name="T4">是每个节点所属的强连通分量的编号，</text:span><text:span text:style-name="T3">scccnt </text:span><text:span text:style-name="T4">是强连通分量的总个数。</text:span></text:p>
      <text:p text:style-name="P1">#include&lt;stdio.h&gt;</text:p>
      <text:p text:style-name="P1">#include&lt;string.h&gt;</text:p>
      <text:p text:style-name="P1">#include&lt;stack&gt;</text:p>
      <text:p text:style-name="P1">#include&lt;queue&gt;</text:p>
      <text:p text:style-name="P1">using namespace std;</text:p>
      <text:p text:style-name="P1"/>
      <text:p text:style-name="P1">//maxn为点总数，maxm为边总数（原图）</text:p>
      <text:p text:style-name="P1">const int maxn=100005;</text:p>
      <text:p text:style-name="P1">const int maxm=200005;</text:p>
      <text:p text:style-name="P1"/>
      <text:p text:style-name="P1">int head[2][maxn],point[2][maxm],nxt[2][maxm],size[2];</text:p>
      <text:p text:style-name="P1">int n,t,scccnt;</text:p>
      <text:p text:style-name="P1">int stx[maxn],low[maxn],scc[maxn];</text:p>
      <text:p text:style-name="P1">stack&lt;int&gt;S;</text:p>
      <text:p text:style-name="P1"/>
      <text:p text:style-name="P1">void init(){</text:p>
      <text:p text:style-name="P1"><text:s text:c="4"/>memset(head,-1,sizeof(head));</text:p>
      <text:p text:style-name="P1"><text:s text:c="4"/>size[0]=size[1]=0;</text:p>
      <text:p text:style-name="P1">}</text:p>
      <text:p text:style-name="P1"/>
      <text:p text:style-name="P1">void add(int a,int b,int c=0){ <text:s text:c="7"/>//加边函数，原图是0，建原图时可以不传入参数c，缩点图是1</text:p>
      <text:p text:style-name="P1"><text:s text:c="4"/>point[c][size[c]]=b;</text:p>
      <text:p text:style-name="P1"><text:s text:c="4"/>nxt[c][size[c]]=head[c][a];</text:p>
      <text:p text:style-name="P1"><text:s text:c="4"/>head[c][a]=size[c]++;</text:p>
      <text:p text:style-name="P1">}</text:p>
      <text:p text:style-name="P1"/>
      <text:p text:style-name="P1">void dfs(int s){</text:p>
      <text:p text:style-name="P1"><text:s text:c="4"/>stx[s]=low[s]=++t; </text:p>
      <text:p text:style-name="P1"><text:s text:c="4"/>S.push(s);</text:p>
      <text:p text:style-name="P1"><text:s text:c="4"/>for(int i=head[0][s];~i;i=nxt[0][i]){</text:p>
      <text:p text:style-name="P1"><text:s text:c="8"/>int j=point[0][i];</text:p>
      <text:p text:style-name="P1"><text:s text:c="8"/>if(!stx[j]){</text:p>
      <text:p text:style-name="P1"><text:s text:c="12"/>dfs(j);</text:p>
      <text:p text:style-name="P1"><text:soft-page-break/><text:s text:c="12"/>low[s]=min(low[s],low[j]);</text:p>
      <text:p text:style-name="P1"><text:s text:c="8"/>}</text:p>
      <text:p text:style-name="P1"><text:s text:c="8"/>else if(!scc[j]){</text:p>
      <text:p text:style-name="P1"><text:s text:c="12"/>low[s]=min(low[s],stx[j]);</text:p>
      <text:p text:style-name="P1"><text:s text:c="8"/>}</text:p>
      <text:p text:style-name="P1"><text:s text:c="4"/>}</text:p>
      <text:p text:style-name="P1"><text:s text:c="4"/>if(low[s]==stx[s]){</text:p>
      <text:p text:style-name="P1"><text:s text:c="8"/>scccnt++;</text:p>
      <text:p text:style-name="P1"><text:s text:c="8"/>while(1){</text:p>
      <text:p text:style-name="P1"><text:s text:c="12"/>int u=S.top();S.pop();</text:p>
      <text:p text:style-name="P1"><text:s text:c="12"/>scc[u]=scccnt;</text:p>
      <text:p text:style-name="P1"><text:s text:c="12"/>if(s==u)break;</text:p>
      <text:p text:style-name="P1"><text:s text:c="8"/>}</text:p>
      <text:p text:style-name="P1"><text:s text:c="4"/>}</text:p>
      <text:p text:style-name="P1">}</text:p>
      <text:p text:style-name="P1"/>
      <text:p text:style-name="P1">void setscc(){</text:p>
      <text:p text:style-name="P1"><text:s text:c="4"/>memset(stx,0,sizeof(stx));</text:p>
      <text:p text:style-name="P1"><text:s text:c="4"/>memset(scc,0,sizeof(scc));</text:p>
      <text:p text:style-name="P1"><text:s text:c="4"/>t=scccnt=0;</text:p>
      <text:p text:style-name="P1"><text:s text:c="4"/>for(int i=1;i&lt;=n;++i)if(!stx[i])dfs(i);</text:p>
      <text:p text:style-name="P1"><text:s text:c="4"/>for(int i=1;i&lt;=n;++i){</text:p>
      <text:p text:style-name="P1"><text:s text:c="8"/>for(int j=head[0][i];~j;j=nxt[0][j]){</text:p>
      <text:p text:style-name="P1"><text:s text:c="12"/>int k=point[0][j];</text:p>
      <text:p text:style-name="P1"><text:s text:c="12"/>if(scc[i]!=scc[k]){</text:p>
      <text:p text:style-name="P1"><text:s text:c="16"/>add(scc[i],scc[k],1);</text:p>
      <text:p text:style-name="P1"><text:s text:c="12"/>}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图论</text:span><text:span text:style-name="MT2">--</text:span><text:span text:style-name="MT1">有向图强连通分量的标记及缩点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02:21.221204853</meta:creation-date>
    <dc:date>2015-10-12T23:13:51.167041119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61" meta:word-count="539" meta:character-count="1724" meta:non-whitespace-character-count="1401"/>
  </office:meta>
</office:document-meta>
</file>